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amondInheritanceIsConfusingMockitoTest.should_wor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uper.get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er.Super( 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.Sub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